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cm" fo:min-width="1.133cm"/>
    </style:style>
    <style:style style:name="gr4" style:family="graphic" style:parent-style-name="objectwithoutfill">
      <style:graphic-properties draw:stroke="dash" draw:stroke-dash="Ultrafine_20_Dashed" svg:stroke-color="#000000" draw:marker-end="Arrow" draw:marker-end-width="0.3cm" draw:fill="none" draw:fill-color="#ffffff" draw:textarea-vertical-align="middle"/>
    </style:style>
    <style:style style:name="gr5" style:family="graphic" style:parent-style-name="objectwithoutfill">
      <style:graphic-properties draw:stroke="solid" draw:stroke-dash="Fine_20_Dashed" svg:stroke-color="#000000" draw:marker-end="Arrow" draw:marker-end-width="0.3cm" draw:fill="none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5.135cm" svg:height="0.934cm" svg:x="1.488cm" svg:y="9.126cm">
          <text:p text:style-name="P1"><text:span text:style-name="T1">CreasePattern[x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5.135cm" svg:height="0.933cm" svg:x="7.968cm" svg:y="10.268cm">
          <text:p text:style-name="P2"><text:span text:style-name="T1">CreasePatternState[u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135cm" svg:height="0.934cm" svg:x="14.407cm" svg:y="11.276cm">
          <text:p text:style-name="P2"><text:span text:style-name="T1">SimulationStep[t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.135cm" svg:height="0.933cm" svg:x="8.005cm" svg:y="6.353cm">
          <text:p text:style-name="P2"><text:span text:style-name="T1">SimulationTas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5.135cm" svg:height="0.934cm" svg:x="4.022cm" svg:y="2.814cm">
          <text:p text:style-name="P2"><text:span text:style-name="T1">FormingTas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.135cm" svg:height="0.933cm" svg:x="1.483cm" svg:y="6.353cm">
          <text:p text:style-name="P2"><text:span text:style-name="T1">MappingTask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cm -0.281cm" svg:x1="9.157cm" svg:y1="3.281cm" svg:x2="6.589cm" svg:y2="2.814cm" draw:start-shape="id1" draw:start-glue-point="1" draw:end-shape="id1" draw:end-glue-point="0" svg:d="M9157 3281h500v-1249h-3068v782" svg:viewBox="0 0 3069 1250">
          <text:p/>
        </draw:connector>
        <draw:frame draw:style-name="gr3" draw:text-style-name="P3" draw:layer="layout" svg:width="1.776cm" svg:height="0.729cm" svg:x="7.129cm" svg:y="1.402cm">
          <draw:text-box>
            <text:p text:style-name="P3">source</text:p>
          </draw:text-box>
        </draw:frame>
        <draw:connector draw:style-name="gr2" draw:text-style-name="P2" draw:layer="layout" svg:x1="13.14cm" svg:y1="6.819cm" svg:x2="16.974cm" svg:y2="11.276cm" draw:start-shape="id2" draw:start-glue-point="1" draw:end-shape="id3" draw:end-glue-point="0" svg:d="M13140 6819h3834v4457" svg:viewBox="0 0 3835 4458">
          <text:p/>
        </draw:connector>
        <draw:connector draw:style-name="gr2" draw:text-style-name="P2" draw:layer="layout" svg:x1="4.05cm" svg:y1="7.286cm" svg:x2="4.055cm" svg:y2="9.126cm" draw:start-shape="id4" draw:start-glue-point="2" draw:end-shape="id5" draw:end-glue-point="0" svg:d="M4050 7286v920h5v920" svg:viewBox="0 0 6 1841">
          <text:p/>
        </draw:connector>
        <draw:connector draw:style-name="gr4" draw:text-style-name="P2" draw:layer="layout" svg:x1="6.623cm" svg:y1="9.593cm" svg:x2="7.968cm" svg:y2="10.734cm" draw:start-shape="id5" draw:start-glue-point="1" draw:end-shape="id6" draw:end-glue-point="3" svg:d="M6623 9593h672v1141h673" svg:viewBox="0 0 1346 1142">
          <text:p/>
        </draw:connector>
        <draw:connector draw:style-name="gr4" draw:text-style-name="P2" draw:layer="layout" svg:x1="13.103cm" svg:y1="10.734cm" svg:x2="14.407cm" svg:y2="11.743cm" draw:start-shape="id6" draw:start-glue-point="1" draw:end-shape="id3" draw:end-glue-point="3" svg:d="M13103 10734h651v1009h653" svg:viewBox="0 0 1305 1010">
          <text:p/>
        </draw:connector>
        <draw:connector draw:style-name="gr4" draw:text-style-name="P2" draw:layer="layout" svg:x1="10.572cm" svg:y1="6.353cm" svg:x2="6.589cm" svg:y2="3.748cm" draw:start-shape="id2" draw:start-glue-point="0" draw:end-shape="id1" svg:d="M10572 6353v-1303h-3983v-1302" svg:viewBox="0 0 3984 2606">
          <text:p/>
        </draw:connector>
        <draw:connector draw:style-name="gr4" draw:text-style-name="P2" draw:layer="layout" svg:x1="4.05cm" svg:y1="6.353cm" svg:x2="6.589cm" svg:y2="3.748cm" draw:start-shape="id4" draw:start-glue-point="0" draw:end-shape="id1" draw:end-glue-point="2" svg:d="M4050 6353v-1303h2539v-1302" svg:viewBox="0 0 2540 2606">
          <text:p/>
        </draw:connector>
        <draw:custom-shape draw:style-name="gr1" draw:text-style-name="P2" xml:id="id7" draw:id="id7" draw:layer="layout" svg:width="5.135cm" svg:height="0.934cm" svg:x="11.622cm" svg:y="3.314cm">
          <text:p text:style-name="P2"><text:span text:style-name="T1">IFormedSubject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9.157cm" svg:y1="3.281cm" svg:x2="11.622cm" svg:y2="3.781cm" draw:start-shape="id1" draw:end-shape="id7" svg:d="M9157 3281h1232v500h1233" svg:viewBox="0 0 2466 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stislav Chudoba</meta:initial-creator>
    <meta:creation-date>2014-11-03T10:12:33.700796528</meta:creation-date>
    <dc:date>2014-11-03T12:44:54.740464321</dc:date>
    <dc:creator>Rostislav Chudoba</dc:creator>
    <meta:editing-duration>PT2H17M9S</meta:editing-duration>
    <meta:editing-cycles>2</meta:editing-cycles>
    <meta:generator>LibreOffice/4.2.6.3$Linux_X86_64 LibreOffice_project/420m0$Build-3</meta:generator>
    <meta:document-statistic meta:object-count="16"/>
  </office:meta>
</office:document-meta>
</file>